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81adc" officeooo:paragraph-rsid="00181adc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rsid="00181adc" officeooo:paragraph-rsid="00181adc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81adc" officeooo:paragraph-rsid="00181adc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8df74" officeooo:paragraph-rsid="0018df74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97f71" officeooo:paragraph-rsid="00197f71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bbf00" officeooo:paragraph-rsid="001bbf00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bbf00" officeooo:paragraph-rsid="001f16cc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fe72f" officeooo:paragraph-rsid="001fe72f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10050" officeooo:paragraph-rsid="00210050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20b32" officeooo:paragraph-rsid="00220b32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3e2ad" officeooo:paragraph-rsid="0023e2ad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415b9" officeooo:paragraph-rsid="002415b9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605eb" officeooo:paragraph-rsid="002605eb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weight="bold" officeooo:rsid="002605eb" officeooo:paragraph-rsid="002605eb" style:font-weight-asian="bold" style:font-weight-complex="bold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weight="bold" officeooo:rsid="002aba41" officeooo:paragraph-rsid="002aba41" style:font-weight-asian="bold" style:font-weight-complex="bold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weight="bold" officeooo:rsid="002c34bb" officeooo:paragraph-rsid="002c34bb" style:font-weight-asian="bold" style:font-weight-complex="bold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weight="bold" officeooo:rsid="002cbae4" officeooo:paragraph-rsid="002cbae4" style:font-weight-asian="bold" style:font-weight-complex="bold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weight="bold" officeooo:rsid="002ed67b" officeooo:paragraph-rsid="002ed67b" style:font-weight-asian="bold" style:font-weight-complex="bold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weight="bold" officeooo:rsid="002f4359" officeooo:paragraph-rsid="002f4359" style:font-weight-asian="bold" style:font-weight-complex="bold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weight="bold" officeooo:rsid="002f9caf" officeooo:paragraph-rsid="002f9caf" style:font-weight-asian="bold" style:font-weight-complex="bold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weight="bold" officeooo:rsid="0030f93e" officeooo:paragraph-rsid="0030f93e" style:font-weight-asian="bold" style:font-weight-complex="bold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weight="normal" officeooo:rsid="002605eb" officeooo:paragraph-rsid="002605eb" style:font-weight-asian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7647c" officeooo:paragraph-rsid="0027647c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84891" officeooo:paragraph-rsid="00284891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913e0" officeooo:paragraph-rsid="002913e0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9d575" officeooo:paragraph-rsid="0029d575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a180c" officeooo:paragraph-rsid="002a180c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aba41" officeooo:paragraph-rsid="002aba41"/>
    </style:style>
    <style:style style:name="P29" style:family="paragraph" style:parent-style-name="Text_20_body">
      <style:paragraph-properties fo:margin-left="2.491cm" fo:margin-right="0cm" fo:margin-top="0cm" fo:margin-bottom="0cm" loext:contextual-spacing="false" fo:text-indent="0cm" style:auto-text-indent="false"/>
      <style:text-properties officeooo:paragraph-rsid="00181adc"/>
    </style:style>
    <style:style style:name="T1" style:family="text">
      <style:text-properties officeooo:rsid="00181adc"/>
    </style:style>
    <style:style style:name="T2" style:family="text">
      <style:text-properties officeooo:rsid="0018df74"/>
    </style:style>
    <style:style style:name="T3" style:family="text">
      <style:text-properties officeooo:rsid="001a44d6"/>
    </style:style>
    <style:style style:name="T4" style:family="text">
      <style:text-properties officeooo:rsid="001d8a73"/>
    </style:style>
    <style:style style:name="T5" style:family="text">
      <style:text-properties officeooo:rsid="001f16c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ce60c" style:font-weight-asian="normal" style:font-weight-complex="normal"/>
    </style:style>
    <style:style style:name="T9" style:family="text">
      <style:text-properties fo:font-weight="normal" officeooo:rsid="0030f93e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>L'économie grecque à l'époque classique</text:h>
      <text:p text:style-name="Text_20_body"/>
      <text:p text:style-name="P1">Économie antique :</text:p>
      <text:p text:style-name="P1"/>
      <text:p text:style-name="P1">oikonomia (oikos : le domaine / nomia : organisation)</text:p>
      <text:p text:style-name="P2">ergasia : acte de travailler</text:p>
      <text:p text:style-name="P2">ergon : ouvrage réalisé</text:p>
      <text:p text:style-name="P2">ponas : peine / labeur</text:p>
      <text:p text:style-name="P3"/>
      <text:p text:style-name="P3">sources</text:p>
      <text:p text:style-name="P3"><text:tab/>écrites (mode de vente/administration) = textes politiques qui concerne la cité</text:p>
      <text:p text:style-name="P3"><text:tab/><text:tab/>pas de notion d'économie lié au commerce uniquement ou echanges monaies</text:p>
      <text:p text:style-name="P3"><text:tab/>archéologiques(céramique, photographie)</text:p>
      <text:p text:style-name="P3"><text:tab/><text:tab/><text:span text:style-name="T2">tout ce qui concerne exportation céramique / importation biens via amphore...</text:span></text:p>
      <text:p text:style-name="P3"><text:tab/>numismatiques</text:p>
      <text:p text:style-name="P29"><text:span text:style-name="T1">s</text:span>cience ayant pour objet l'étude des monnaies anciennes ou contemporaines, des espèces monétaires, des médailles, des jetons, des oboles. </text:p>
      <text:p text:style-name="P29"/>
      <text:p text:style-name="P4">I.Vie rurale</text:p>
      <text:p text:style-name="P4"/>
      <text:p text:style-name="P4">I.A.Productions et techniques</text:p>
      <text:p text:style-name="P4"/>
      <text:p text:style-name="P4">climat/topologie compliqué ;</text:p>
      <text:p text:style-name="P4"/>
      <text:p text:style-name="P4"><text:tab/>-la "trilogie méditerranéenne" = céréales(orges, ble)+vigne+olivier(seule matière grasse)</text:p>
      <text:p text:style-name="P4"><text:tab/>-légumes secs, arbres fruitiers</text:p>
      <text:p text:style-name="P4"><text:tab/>-rareté de la viande (sacrifices = évennements où on peut manger boeufs)</text:p>
      <text:p text:style-name="P4"><text:tab/><text:tab/><text:span text:style-name="T5">boeufs de labour vallent plus que boeufs sacrifices</text:span></text:p>
      <text:p text:style-name="P4"/>
      <text:p text:style-name="P5">sur monnaies = emblêmes cité / richesse local </text:p>
      <text:p text:style-name="P5"><text:tab/>pour Métaponte = épis d'orge</text:p>
      <text:p text:style-name="P5"><text:tab/>pour Naxos = grape de raisin <text:span text:style-name="T3">(cité ntal de Dyonisos)</text:span></text:p>
      <text:p text:style-name="P5"/>
      <text:p text:style-name="P6">pas de plaine/topologie montanieuse : </text:p>
      <text:p text:style-name="P6"><text:tab/>terraces de culture </text:p>
      <text:p text:style-name="P6"><text:tab/><text:tab/><text:span text:style-name="T4">murs de soutennement + ramblais + terre cultivable à mettre en place</text:span></text:p>
      <text:p text:style-name="P6"/>
      <text:p text:style-name="P7">*<text:span text:style-name="T5">technique rudimentaires </text:span></text:p>
      <text:p text:style-name="P7"><text:span text:style-name="T5">*jachère morte+fumure des animaux</text:span></text:p>
      <text:p text:style-name="P7">*<text:span text:style-name="T5">faiblesse de la fumure</text:span></text:p>
      <text:p text:style-name="P7"/>
      <text:p text:style-name="P7"><text:tab/><text:span text:style-name="T5">= rendements faibles / un grain semé en donne quatre</text:span></text:p>
      <text:p text:style-name="P7"/>
      <text:p text:style-name="P8">impossible de faire reserves <text:s/>/ jamais à l'abris de sécheresse / hiver rude</text:p>
      <text:p text:style-name="P9">Athéniens importent énormement</text:p>
      <text:p text:style-name="P9"/>
      <text:p text:style-name="P9"/>
      <text:p text:style-name="P9"/>
      <text:p text:style-name="P9"/>
      <text:p text:style-name="P10"><text:soft-page-break/>I.B.La structure des sociétés rurales</text:p>
      <text:p text:style-name="P10"/>
      <text:p text:style-name="P10">varie bcp selon location / celui qui travaille la terre en est propriétaire</text:p>
      <text:p text:style-name="P10"/>
      <text:p text:style-name="P10">*grandes et petites propriétés</text:p>
      <text:p text:style-name="P10">*domination de la petitee propriété avec polyculture </text:p>
      <text:p text:style-name="P10">(signe société rurale traditionelle, en france jsq WII)</text:p>
      <text:p text:style-name="P10">*idéal d'<text:span text:style-name="T6">autarcie</text:span><text:span text:style-name="T7"> (</text:span><text:span text:style-name="T11">autos</text:span><text:span text:style-name="T13">+</text:span><text:span text:style-name="T11">arkeô</text:span><text:span text:style-name="T13">)</text:span></text:p>
      <text:p text:style-name="P10"><text:span text:style-name="T13"/></text:p>
      <text:p text:style-name="P11"><text:span text:style-name="T13">Les crises agraires</text:span></text:p>
      <text:p text:style-name="P11"><text:span text:style-name="T13">aléas climatiques+partages successoraux+endettement</text:span></text:p>
      <text:p text:style-name="P11"><text:span text:style-name="T13"/></text:p>
      <text:p text:style-name="P12"><text:span text:style-name="T13">résolutions problème : </text:span></text:p>
      <text:p text:style-name="P12"><text:span text:style-name="T13"><text:tab/>violences prises des armes ou legisslateur annule dettes</text:span></text:p>
      <text:p text:style-name="P12"><text:span text:style-name="T13"><text:tab/>pour citées = colonisation</text:span></text:p>
      <text:p text:style-name="P12"><text:span text:style-name="T13"><text:tab/>pour l'individu = exode rural</text:span></text:p>
      <text:p text:style-name="P12"><text:span text:style-name="T13"/></text:p>
      <text:p text:style-name="P13"><text:span text:style-name="T13">II.L'artisanat</text:span></text:p>
      <text:p text:style-name="P13"><text:span text:style-name="T13"><text:tab/>pas uniquement urbain</text:span></text:p>
      <text:p text:style-name="P13"><text:span text:style-name="T13"/></text:p>
      <text:p text:style-name="P13"><text:span text:style-name="T13">II.A.Métiers et outillages</text:span></text:p>
      <text:p text:style-name="P13"><text:span text:style-name="T13"/></text:p>
      <text:p text:style-name="P13"><text:span text:style-name="T13">*tissage</text:span></text:p>
      <text:p text:style-name="P22"><text:span text:style-name="T12">*bois</text:span></text:p>
      <text:p text:style-name="P14"><text:span text:style-name="T13">*métallurgie</text:span></text:p>
      <text:p text:style-name="P14"><text:span text:style-name="T13">*pelleteri(cuir related)</text:span></text:p>
      <text:p text:style-name="P14"><text:span text:style-name="T13">*céramique</text:span></text:p>
      <text:p text:style-name="P6"/>
      <text:p text:style-name="P13">faible évolution des techniques :</text:p>
      <text:p text:style-name="P13"><text:tab/>métier à tisser (IX° millénaire)</text:p>
      <text:p text:style-name="P13"><text:tab/>bronze (II°millénaire)</text:p>
      <text:p text:style-name="P13"><text:tab/>tour du potier (fin II° milénaire)</text:p>
      <text:p text:style-name="P13"><text:tab/>fer (fin II° millénaire)</text:p>
      <text:p text:style-name="P13">aucune découvertes/innovation dans la technique significatives</text:p>
      <text:p text:style-name="P13"/>
      <text:p text:style-name="P23">pistes explications =</text:p>
      <text:p text:style-name="P24">habitues / religion : accord entre dieux et hommes (il ne faut pas changer/innover)</text:p>
      <text:p text:style-name="P23">utilisation esclaves / pensées conservatrices / dévalorisation travail / culture de la théorien philo</text:p>
      <text:p text:style-name="P23"/>
      <text:p text:style-name="P25">en ville grands ateliers </text:p>
      <text:p text:style-name="P25"><text:tab/>deux ateliers du père de Démosthène :</text:p>
      <text:p text:style-name="P25"><text:tab/><text:tab/>32 esclaves frabricants couteaux</text:p>
      <text:p text:style-name="P25"><text:tab/><text:tab/>20 esclaves fabricants de lits</text:p>
      <text:p text:style-name="P25"/>
      <text:p text:style-name="P25">II.B.Citoyens, métèques, esclaves</text:p>
      <text:p text:style-name="P25"/>
      <text:p text:style-name="P25">*pas de différenciation très marqué dans le travail </text:p>
      <text:p text:style-name="P25">(pas rémunéré en fonction du statut "artisant" mais du travail effectué)</text:p>
      <text:p text:style-name="P25">*pas de concurrence (pas de <text:span text:style-name="T10">dumping</text:span><text:span text:style-name="T12"> social)</text:span></text:p>
      <text:p text:style-name="P26">pour construction Erechtheion</text:p>
      <text:p text:style-name="P26"><text:tab/>Maçons = 9citoyens+12Météques+16Esclaves</text:p>
      <text:p text:style-name="P26"><text:tab/>Charpentiers = 7Citoyens+5Météques+4Esclaves</text:p>
      <text:p text:style-name="P27"><text:soft-page-break/>III.Les échanges</text:p>
      <text:p text:style-name="P27"/>
      <text:p text:style-name="P27">Spécialisation du travail =dev du commerce </text:p>
      <text:p text:style-name="P27">Troc</text:p>
      <text:p text:style-name="P27"/>
      <text:p text:style-name="P27"/>
      <text:p text:style-name="P28">III.A.La monnaie</text:p>
      <text:p text:style-name="P28"/>
      <text:p text:style-name="P15">nomisma<text:span text:style-name="T7"> (de nomos, "la loi")</text:span></text:p>
      <text:p text:style-name="P15"><text:span text:style-name="T7"><text:tab/>frappé par la cité (diff pour chaque cités)</text:span></text:p>
      <text:p text:style-name="P15"><text:span text:style-name="T7"/></text:p>
      <text:p text:style-name="P15"><text:span text:style-name="T7">Origines lointaines ; les obeloi, "les broches" (obole en grec)</text:span></text:p>
      <text:p text:style-name="P15"><text:span text:style-name="T7">Les métaux : or, électrum, argent, bronze</text:span></text:p>
      <text:p text:style-name="P15"><text:span text:style-name="T7">Les mines : le Laurion</text:span></text:p>
      <text:p text:style-name="P15"><text:span text:style-name="T7"/></text:p>
      <text:p text:style-name="P16"><text:span text:style-name="T7">Un dév rapide</text:span></text:p>
      <text:p text:style-name="P16"><text:span text:style-name="T7"><text:tab/>lien avec loi</text:span></text:p>
      <text:p text:style-name="P16"><text:span text:style-name="T7"><text:tab/>justesse, justice du prix</text:span></text:p>
      <text:p text:style-name="P16"><text:span text:style-name="T7"><text:tab/>rôle de la cité de pourvoieur / assureur richesse</text:span></text:p>
      <text:p text:style-name="P16"><text:span text:style-name="T7"/></text:p>
      <text:p text:style-name="P17"><text:span text:style-name="T7">III.B.Commerce local et "inernational"</text:span></text:p>
      <text:p text:style-name="P17"><text:span text:style-name="T7"/></text:p>
      <text:p text:style-name="P17"><text:span text:style-name="T7">1.Local</text:span></text:p>
      <text:p text:style-name="P17"><text:span text:style-name="T7"><text:tab/>faiblesse des sources écrites / témoignages</text:span></text:p>
      <text:p text:style-name="P17"><text:span text:style-name="T7"><text:tab/>vente surplus agri de la campagne</text:span></text:p>
      <text:p text:style-name="P17"><text:span text:style-name="T7"><text:tab/>peu de routes carrossables</text:span></text:p>
      <text:p text:style-name="P17"><text:span text:style-name="T7"><text:tab/>Importance de l'agora : le contrôle de la cité sur les prix </text:span><text:span text:style-name="T8">(régulations misent en place)</text:span></text:p>
      <text:p text:style-name="P18"><text:span text:style-name="T8">2.</text:span><text:span text:style-name="T7">Le grand commerce</text:span></text:p>
      <text:p text:style-name="P18"><text:span text:style-name="T7"><text:tab/>produits</text:span></text:p>
      <text:p text:style-name="P18"><text:span text:style-name="T7"><text:tab/><text:tab/>matières premières : céréales, bois, esclaves</text:span></text:p>
      <text:p text:style-name="P18"><text:span text:style-name="T7"><text:tab/><text:tab/>produits finis : huile, céramique..</text:span></text:p>
      <text:p text:style-name="P18"><text:span text:style-name="T7"/></text:p>
      <text:p text:style-name="P18"><text:span text:style-name="T7">Le conteneur de l'Antiquité : l'amphore</text:span></text:p>
      <text:p text:style-name="P18"><text:span text:style-name="T7"/></text:p>
      <text:p text:style-name="P19"><text:span text:style-name="T7">les produits de base sont importés en masse</text:span></text:p>
      <text:p text:style-name="P19"><text:span text:style-name="T7">les produits finis sont exporté pour valeur ajoutée</text:span></text:p>
      <text:p text:style-name="P19"><text:span text:style-name="T7"/></text:p>
      <text:p text:style-name="P19"><text:span text:style-name="T7">routes maritimes</text:span></text:p>
      <text:p text:style-name="P19"><text:span text:style-name="T7"><text:tab/>Pont-Euxin – Egypte – Occident</text:span></text:p>
      <text:p text:style-name="P20"><text:span text:style-name="T7"/></text:p>
      <text:p text:style-name="P20"><text:span text:style-name="T7">Apogée/</text:span><text:span text:style-name="T9">impérialisme commerciale</text:span><text:span text:style-name="T7"> Athène</text:span></text:p>
      <text:p text:style-name="P20"><text:span text:style-name="T7"><text:tab/>importation blé = affaire d'un magistrat</text:span></text:p>
      <text:p text:style-name="P20"><text:span text:style-name="T7"><text:tab/>port Piré</text:span></text:p>
      <text:p text:style-name="P20"><text:span text:style-name="T7"><text:tab/><text:tab/>entrepôts</text:span></text:p>
      <text:p text:style-name="P20"><text:span text:style-name="T7"><text:tab/><text:tab/>négociants(emporoi)</text:span></text:p>
      <text:p text:style-name="P20"><text:span text:style-name="T7"><text:tab/><text:tab/>armateurs(nauklèroi)</text:span></text:p>
      <text:p text:style-name="P20"><text:span text:style-name="T7">Banques / </text:span><text:span text:style-name="T9">évolution du simple système de l'échange</text:span></text:p>
      <text:p text:style-name="P20"><text:span text:style-name="T7"><text:tab/>étymologie : </text:span></text:p>
      <text:p text:style-name="P20"><text:span text:style-name="T13"><text:tab/><text:tab/>grec ; </text:span><text:span text:style-name="T11">trapeza</text:span><text:span text:style-name="T13"> "la table"</text:span></text:p>
      <text:p text:style-name="P20"><text:span text:style-name="T13"><text:tab/><text:tab/>italien ; </text:span><text:span text:style-name="T11">banca </text:span><text:span text:style-name="T13">"le banc"(origine mot français)</text:span></text:p>
      <text:p text:style-name="P21"><text:span text:style-name="T13">le change</text:span></text:p>
      <text:p text:style-name="P21"><text:span text:style-name="T13">le prêt</text:span></text:p>
      <text:p text:style-name="P17"><text:soft-page-break/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3M9S</meta:editing-duration>
    <meta:editing-cycles>27</meta:editing-cycles>
    <meta:generator>LibreOffice/5.3.6.1$Windows_x86 LibreOffice_project/686f202eff87ef707079aeb7f485847613344eb7</meta:generator>
    <dc:date>2017-11-27T12:17:31.245000000</dc:date>
    <meta:document-statistic meta:table-count="0" meta:image-count="0" meta:object-count="0" meta:page-count="4" meta:paragraph-count="112" meta:word-count="586" meta:character-count="4107" meta:non-whitespace-character-count="3559"/>
    <meta:user-defined meta:name="Info 1"/>
    <meta:user-defined meta:name="Info 2"/>
    <meta:user-defined meta:name="Info 3"/>
    <meta:user-defined meta:name="Info 4"/>
  </office:meta>
</office:document-meta>
</file>